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Verdana" officeooo:rsid="000aa644" officeooo:paragraph-rsid="000aa644"/>
    </style:style>
    <style:style style:name="P2" style:family="paragraph" style:parent-style-name="Text_20_body">
      <style:paragraph-properties fo:text-align="justify" style:justify-single-word="false"/>
      <style:text-properties style:font-name="Verdana" officeooo:rsid="001c96a5" officeooo:paragraph-rsid="001c96a5"/>
    </style:style>
    <style:style style:name="P3" style:family="paragraph" style:parent-style-name="Text_20_body">
      <style:paragraph-properties fo:text-align="justify" style:justify-single-word="false"/>
      <style:text-properties style:font-name="Verdana" officeooo:rsid="00109901" officeooo:paragraph-rsid="00121624"/>
    </style:style>
    <style:style style:name="P4" style:family="paragraph" style:parent-style-name="Text_20_body">
      <style:paragraph-properties fo:text-align="justify" style:justify-single-word="false"/>
      <style:text-properties style:font-name="Verdana" officeooo:rsid="00109901" officeooo:paragraph-rsid="001bb940"/>
    </style:style>
    <style:style style:name="P5" style:family="paragraph" style:parent-style-name="Text_20_body">
      <style:paragraph-properties fo:text-align="justify" style:justify-single-word="false"/>
      <style:text-properties officeooo:paragraph-rsid="00121624"/>
    </style:style>
    <style:style style:name="P6" style:family="paragraph" style:parent-style-name="Header">
      <style:text-properties style:font-name="Verdana" officeooo:rsid="0029aeb3" officeooo:paragraph-rsid="0029aeb3"/>
    </style:style>
    <style:style style:name="T1" style:family="text">
      <style:text-properties officeooo:rsid="000f4f71"/>
    </style:style>
    <style:style style:name="T2" style:family="text">
      <style:text-properties officeooo:rsid="000b1f67"/>
    </style:style>
    <style:style style:name="T3" style:family="text">
      <style:text-properties officeooo:rsid="001e32b2"/>
    </style:style>
    <style:style style:name="T4" style:family="text">
      <style:text-properties officeooo:rsid="00210a01"/>
    </style:style>
    <style:style style:name="T5" style:family="text">
      <style:text-properties officeooo:rsid="0024f8a6"/>
    </style:style>
    <style:style style:name="T6" style:family="text">
      <style:text-properties officeooo:rsid="00256495"/>
    </style:style>
    <style:style style:name="T7" style:family="text">
      <style:text-properties officeooo:rsid="002653ea"/>
    </style:style>
    <style:style style:name="T8" style:family="text">
      <style:text-properties officeooo:rsid="0029ae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hronique</text:p>
      <text:p text:style-name="Text_20_body"/>
      <text:p text:style-name="Text_20_body"/>
      <text:p text:style-name="P1"><text:span text:style-name="T5">Bonjour à tous et à toutes, cette semaine on le droit à :</text:span>« Nestlé nage en eaux troubles. » <text:span text:style-name="T2">du journal l’humanité , et en effet Selon la conclusion d'une commission du Sénat, Nestlé Waters est suspectée d'avoir vendu comme de l'eau minérale de l'eau filtrée, un procédé strictement interdit.</text:span></text:p>
      <text:p text:style-name="P3">Quelle petit filou ce Nestlé, il ment à ces consommateurs. Mais ce n’est pas le pire dans cette affaire car, Olivier Véran, ministre de la Santé de l'époque, et Agnès Pannier-Runacher, alors ministre déléguée chargée de l'industrie, auraient été au courant. Olivier Véran était occuper avec le covid à l’époque. Oui c’est vrai qu’en 2021 le covid c’est tout de même plus important qu’une affaire d’eau du robinet dans des bouteille de Perrier. </text:p>
      <text:p text:style-name="P4">D’ailleurs je me demande encore pourquoi en 2024 en France boit-on encore dans des bouteille en plastique ? Je veux dire l’eau du robinet est potable. Alors oui certaines personne disent que l’eau en bouteille a un meilleure goût, mais enfin bon de l’eau reste de l’eau. Je ne parle pas de l’eau pétillante ou aromatisée bien-sur. Mais par exemple moi j’ai toujours bu l’eau du robinet et je me porte très bien. </text:p>
      <text:p text:style-name="P4">De plus, ceux qui boivent dans des bouteilles en plastique ingèrent 5g de microparticule de plastique par semaine, d’après le rapport de WWF international publié le 12 juin 2019. Pour vous donnez une idée de ce que cela représente c’est comme si nous mangeons notre carte bleue toutes les semaines. <text:span text:style-name="T7">C’est microparticule viennent majoritairement des bouteille en plastique et des fruits de mer car l’océan est pollué par les bouteilles en plastique</text:span>, bref la boucle est bouclé, les bouteille en plastique c’est pas bien.</text:p>
      <text:p text:style-name="P2"><text:span text:style-name="T3">Revenons</text:span> <text:span text:style-name="T6">à</text:span> Nestl<text:span text:style-name="T6">é,</text:span> <text:span text:style-name="T4">les bouteille d’eau minérale qui sont juste de l’eau filtré, ils se sont donc auto-signalé en 2021. alors cela veut dire qu’en 2021 Paul Bulcke le président de Nestlé a dit à l’état Français : « Euh là en-faite l’eau minérale ces juste de l’eau filtré. Et manu il est toujours dispo pour le bridge de samedi ? » Et c’est seulement en 2024 qu’il y a une sanction. Je comprends mieux maintenant pourquoi on ne retrouve pas Xavier Dupont de Ligonnès. Mais attention à la sanction préparer vous, asseyez vous, posez votre vers de Perrier. Nestlé écope d’une amende de 2 millions €, sachant que la </text:span><text:soft-page-break/><text:span text:style-name="T4">capitalisation boursière de Nestlé s’élève à 324,45 milliards €. On peut dire que ça leur en touche une sans faire bouger l’autre.</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officeooo:rsid="0029aeb3" officeooo:paragraph-rsid="0029aeb3"/>
    </style:style>
    <style:style style:name="MT1" style:family="text">
      <style:text-properties officeooo:rsid="0029aeb3"/>
    </style:style>
    <style:style style:name="MT2" style:family="text">
      <style:text-properties officeooo:rsid="000f4f7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EBER Rémy TP2,2</text:p>
      </style:header>
      <style:footer>
        <text:p text:style-name="Footer"><text:span text:style-name="MT1">Source : </text:span><text:a xlink:type="simple" xlink:href="https://www.francetvinfo.fr/sante/alimentation/scandale-des-eaux-en-bouteille-des-ministres-auraient-ete-mis-au-courant_6842042.html" text:style-name="Internet_20_link" text:visited-style-name="Visited_20_Internet_20_Link"><text:span text:style-name="MT1">FranceTV</text:span></text:a><text:span text:style-name="MT1"> / </text:span><text:a xlink:type="simple" xlink:href="https://nouveau-europresse-com.ezproxy.normandie-univ.fr/Link/normandieT_1(ancien/news·20241017·HU·555730" text:style-name="Internet_20_link" text:visited-style-name="Visited_20_Internet_20_Link"><text:span text:style-name="MT1">l'humanité</text:span></text:a> / <text:a xlink:type="simple" xlink:href="https://reporterre.net/Chaque-semaine-nous-ingerons-l-equivalent-d-une-carte-de-credit-en-plastique" text:style-name="Internet_20_link" text:visited-style-name="Visited_20_Internet_20_Link"><text:span text:style-name="MT2">reporterre</text:span></text:a><text:span text:style-name="MT2"> / </text:span><text:a xlink:type="simple" xlink:href="https://www.youtube.com/watch?v=cOTV30nSWvc&amp;t=74s&amp;ab_channel=RMC" text:style-name="Internet_20_link" text:visited-style-name="Visited_20_Internet_20_Link"><text:span text:style-name="MT2">RMC</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0-28T15:41:50.540000000</meta:creation-date>
    <dc:date>2024-10-30T09:59:16.119000000</dc:date>
    <meta:editing-duration>PT5H44M57S</meta:editing-duration>
    <meta:editing-cycles>15</meta:editing-cycles>
    <meta:generator>LibreOffice/6.0.6.2$Windows_X86_64 LibreOffice_project/0c292870b25a325b5ed35f6b45599d2ea4458e77</meta:generator>
    <meta:document-statistic meta:table-count="0" meta:image-count="0" meta:object-count="0" meta:page-count="2" meta:paragraph-count="8" meta:word-count="425" meta:character-count="2480" meta:non-whitespace-character-count="2061"/>
  </office:meta>
</office:document-meta>
</file>